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b665a" officeooo:paragraph-rsid="001b665a"/>
    </style:style>
    <style:style style:name="P2" style:family="paragraph" style:parent-style-name="Title">
      <style:text-properties officeooo:rsid="001b665a" officeooo:paragraph-rsid="001b665a"/>
    </style:style>
    <style:style style:name="P3" style:family="paragraph" style:parent-style-name="Text_20_body">
      <style:text-properties officeooo:paragraph-rsid="001b665a"/>
    </style:style>
    <style:style style:name="P4" style:family="paragraph" style:parent-style-name="Text_20_body">
      <style:text-properties officeooo:paragraph-rsid="0020cc3a"/>
    </style:style>
    <style:style style:name="P5" style:family="paragraph" style:parent-style-name="Text_20_body">
      <style:text-properties officeooo:rsid="0020cc3a" officeooo:paragraph-rsid="0020cc3a"/>
    </style:style>
    <style:style style:name="P6" style:family="paragraph" style:parent-style-name="Heading_20_1">
      <style:text-properties officeooo:paragraph-rsid="001b665a"/>
    </style:style>
    <style:style style:name="P7" style:family="paragraph" style:parent-style-name="Heading_20_1">
      <style:text-properties officeooo:rsid="001b665a" officeooo:paragraph-rsid="001b665a"/>
    </style:style>
    <style:style style:name="P8" style:family="paragraph" style:parent-style-name="Text_20_body">
      <style:text-properties officeooo:rsid="0020cc3a" officeooo:paragraph-rsid="0020cc3a"/>
    </style:style>
    <style:style style:name="T1" style:family="text">
      <style:text-properties officeooo:rsid="001b665a"/>
    </style:style>
    <style:style style:name="T2" style:family="text">
      <style:text-properties style:font-name="Liberation Sans" fo:font-size="18.2000007629395pt" fo:font-weight="bold" officeooo:rsid="001b665a" style:font-name-asian="Microsoft YaHei" style:font-size-asian="18.2000007629395pt" style:font-weight-asian="bold" style:font-name-complex="Lucida Sans" style:font-size-complex="18.2000007629395pt" style:font-weight-complex="bold"/>
    </style:style>
    <style:style style:name="T3" style:family="text">
      <style:text-properties style:font-name="Liberation Sans" fo:font-size="18.2000007629395pt" fo:font-weight="bold" officeooo:rsid="0020cc3a" style:font-name-asian="Microsoft YaHei" style:font-size-asian="18.2000007629395pt" style:font-weight-asian="bold" style:font-name-complex="Lucida Sans" style:font-size-complex="18.2000007629395pt" style:font-weight-complex="bold"/>
    </style:style>
    <style:style style:name="T4" style:family="text">
      <style:text-properties officeooo:rsid="001d61f9"/>
    </style:style>
    <style:style style:name="T5" style:family="text">
      <style:text-properties officeooo:rsid="0020cc3a"/>
    </style:style>
    <style:style style:name="T6" style:family="text">
      <style:text-properties officeooo:rsid="00229399"/>
    </style:style>
    <style:style style:name="T7" style:family="text">
      <style:text-properties officeooo:rsid="00229e2e"/>
    </style:style>
    <style:style style:name="T8" style:family="text">
      <style:text-properties officeooo:rsid="00257e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te rendu Flutter</text:p>
      <text:p text:style-name="P1">Philippe Rateau</text:p>
      <text:h text:style-name="P6" text:outline-level="1"><text:span text:style-name="T1">Introduction à </text:span><text:span text:style-name="T2">Dart </text:span><text:span text:style-name="T3">et Flutter</text:span></text:h>
      <text:p text:style-name="P3"><text:tab/><text:span text:style-name="T1">J’ai commencé par réaliser le contenu du Codelab. Les documents correspondants sont dans le dossier ./Introduction.</text:span></text:p>
      <text:p text:style-name="P4"><text:tab/><text:span text:style-name="T5">J</text:span>‘<text:span text:style-name="T5">ai ensuite lu la documentation conseillée sur les concepts inhérents à Flutter avant de commencer les Codelabs.</text:span></text:p>
      <text:h text:style-name="P7" text:outline-level="1">Premier Codelab : Write your first Flutter app</text:h>
      <text:p text:style-name="P4"><text:tab/><text:span text:style-name="T4">Le premier travail réalisé dans ce Codelab est l’installation de Flutter ainsi que de toutes ses dépendances afin d’avoir un bon environnement de travail. J’ai donc installé android studio pour pouvoir émuler un appareil Android depuis mon ordinateur : chose indispensable pour les tests.</text:span></text:p>
      <text:p text:style-name="P4"><text:tab/><text:span text:style-name="T5">La suite du Codelab a ensuite été faite sans soucis. L’application qui génère des noms d’entreprise marche ! Le projet réalisé est trouvable dans le dossier ./« First flutter app ».</text:span></text:p>
      <text:h text:style-name="Heading_20_1" text:outline-level="1">Second Codelab : Building Beautiful Uis</text:h>
      <text:p text:style-name="P5"><text:tab/>Il n’y a pas eu de phase d’installation dans ce Codelab car tout était déjà prêt grâce au travail réalisé dans le précédent.</text:p>
      <text:p text:style-name="P5"><text:tab/><text:span text:style-name="T6">Après avoir commencé à réaliser une partie de l’application pour avoir la possibilté d’écrire des messages et d’appuyer sur un bouton envoyer, le Codelab nous apprend à utiliser IntelliJ pour débugger l’application.</text:span></text:p>
      <text:p text:style-name="P5"><text:tab/><text:span text:style-name="T7">Il ne reste donc plus qu’à finir l’application en faisant en sorte que le bouton envoyer envoie effectivement le message (il ne fait que s’afficher dans cette application et n’est envoyé à personne, il n’y a d’ailleurs qu’un seul utilisateur possible). Enfin l’envoie d’un message est maintenant animé (il apparaît en bas et fait monter la pile de message).</text:span></text:p>
      <text:p text:style-name="P5"><text:tab/>J’ai pour terminer ce <text:span text:style-name="T8">C</text:span>odelab décidé de changer mon bouton envoyer afin que celui-ci ne soit cliquable seulement si son message n’est pas vide. J’ai aussi modifié le message pour faire en sorte qu’il se mette sur plusieurs lignes s’il est trop long.</text:p>
      <text:p text:style-name="P5"><text:tab/><text:span text:style-name="T8">Le travail réalisé dans ce Codelab se trouve dans le dossier ./« Beautifl UI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4:24:18.510000000</meta:creation-date>
    <dc:date>2020-04-21T19:35:44.020000000</dc:date>
    <meta:editing-duration>PT2H45M25S</meta:editing-duration>
    <meta:editing-cycles>6</meta:editing-cycles>
    <meta:generator>LibreOffice/6.3.4.2$Windows_X86_64 LibreOffice_project/60da17e045e08f1793c57c00ba83cdfce946d0aa</meta:generator>
    <meta:document-statistic meta:table-count="0" meta:image-count="0" meta:object-count="0" meta:page-count="1" meta:paragraph-count="14" meta:word-count="304" meta:character-count="1880" meta:non-whitespace-character-count="1581"/>
  </office:meta>
</office:document-meta>
</file>